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ffff00"/>
    </style:style>
    <style:style style:name="ce3" style:family="table-cell" style:parent-style-name="Default" style:data-style-name="N122">
      <style:table-cell-properties fo:background-color="#ffff00"/>
    </style:style>
    <style:style style:name="ce4" style:family="table-cell" style:parent-style-name="Default" style:data-style-name="N10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s" table:style-name="ta1">
        <table:shapes>
          <draw:frame draw:z-index="0" draw:style-name="gr1" draw:text-style-name="P1" svg:width="792.48pt" svg:height="255.23pt" svg:x="17.01pt" svg:y="97.88pt">
            <loext:p draw:notify-on-update-of-ranges="Timeseries.A20:Timeseries.A20 Timeseries.A21:Timeseries.A1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92.06pt" svg:height="254.3pt" svg:x="17.01pt" svg:y="398.3pt">
            <loext:p draw:notify-on-update-of-ranges="Tests.D63:Tests.D71 Tests.F63:Tests.F7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4pt" svg:height="255.17pt" svg:x="17.01pt" svg:y="674.39pt">
            <loext:p draw:notify-on-update-of-ranges="Tests.D53:Tests.D61 Tests.F53:Tests.F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4pt" svg:height="255.17pt" svg:x="496.86pt" svg:y="674.39pt">
            <loext:p draw:notify-on-update-of-ranges="Tests.D53:Tests.D61 Tests.H53:Tests.H6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4pt" svg:height="255.17pt" svg:x="17.01pt" svg:y="953.86pt">
            <loext:p draw:notify-on-update-of-ranges="Tests.D75:Tests.D83 Tests.F75:Tests.F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4pt" svg:height="255.17pt" svg:x="496.86pt" svg:y="953.86pt">
            <loext:p draw:notify-on-update-of-ranges="Tests.D75:Tests.D83 Tests.I75:Tests.I8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7.01pt" svg:y="1514.78pt">
            <loext:p draw:notify-on-update-of-ranges="Tests.C85:Tests.C93 Tests.G85:Tests.G9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496.89pt" svg:y="1514.78pt">
            <loext:p draw:notify-on-update-of-ranges="Tests.C43:Tests.C51 Tests.G43:Tests.G5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4pt" svg:height="255.17pt" svg:x="17.01pt" svg:y="1799.21pt">
            <loext:p draw:notify-on-update-of-ranges="Tests.E33:Tests.E41 Tests.F33:Tests.F4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3.54pt" svg:height="255.17pt" svg:x="496.86pt" svg:y="1799.21pt">
            <loext:p draw:notify-on-update-of-ranges="Tests.E33:Tests.E41 Tests.I33:Tests.I4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_DRIVE" calcext:value-type="string">
            <text:p>_DR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_TESTCAP" calcext:value-type="string">
            <text:p>_TESTCAP</text:p>
          </table:table-cell>
          <table:table-cell office:value-type="string" calcext:value-type="string">
            <text:p>G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_MODEL" calcext:value-type="string">
            <text:p>_MOD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_SERIAL" calcext:value-type="string">
            <text:p>_SERI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_OS" calcext:value-type="string">
            <text:p>_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O Version</text:p>
          </table:table-cell>
          <table:table-cell office:value-type="string" calcext:value-type="string">
            <text:p>_FIO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2" table:number-rows-spanned="1">
            <text:p>Average IOPS</text:p>
          </table:table-cell>
          <table:covered-table-cell/>
        </table:table-row>
        <table:table-row table:style-name="ro1">
          <table:table-cell table:number-columns-repeated="13"/>
          <table:table-cell table:style-name="ce2" table:formula="of:=AVERAGE([$Timeseries.$A$20:.$A$1100])" office:value-type="string" office:string-value="" calcext:value-type="error">
            <text:p>#DIV/0!</text:p>
          </table:table-cell>
          <table:table-cell table:style-name="ce5" office:value-type="string" calcext:value-type="string">
            <text:p>IOP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2" table:number-rows-spanned="1">
            <text:p>Standard Deviation</text:p>
          </table:table-cell>
          <table:covered-table-cell/>
        </table:table-row>
        <table:table-row table:style-name="ro1">
          <table:table-cell table:number-columns-repeated="13"/>
          <table:table-cell table:style-name="ce3" table:formula="of:=STDEV([$Timeseries.$A$20:.$A$1100])" office:value-type="string" office:string-value="" calcext:value-type="error">
            <text:p>#DIV/0!</text:p>
          </table:table-cell>
          <table:table-cell table:style-name="ce5" office:value-type="string" calcext:value-type="string">
            <text:p>IOP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2" table:number-rows-spanned="1">
            <text:p>Coefficient of Variation</text:p>
          </table:table-cell>
          <table:covered-table-cell/>
        </table:table-row>
        <table:table-row table:style-name="ro1">
          <table:table-cell table:number-columns-repeated="13"/>
          <table:table-cell table:style-name="ce4" table:formula="of:=[.N17]/[.N14]" office:value-type="string" office:string-value="" calcext:value-type="error">
            <text:p>#DIV/0!</text:p>
          </table:table-cell>
          <table:table-cell table:style-name="ce5"/>
        </table:table-row>
      </table:table>
      <table:table table:name="Test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_DRI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_MOD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_SERI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string" calcext:value-type="string">
            <text:p>_AVAILCAP</text:p>
          </table:table-cell>
          <table:table-cell office:value-type="string" calcext:value-type="string">
            <text:p>G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string" calcext:value-type="string">
            <text:p>_TESTCAP</text:p>
          </table:table-cell>
          <table:table-cell office:value-type="string" calcext:value-type="string">
            <text:p>G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_CP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_CO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_FREQ</text:p>
          </table:table-cell>
          <table:table-cell office:value-type="string" calcext:value-type="string">
            <text:p>MH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_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O Version</text:p>
          </table:table-cell>
          <table:table-cell office:value-type="string" calcext:value-type="string">
            <text:p>_F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</table:table-row>
      </table:table>
      <table:table table:name="Timeseri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_DRIVE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_MODEL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_SERIAL</text:p>
          </table:table-cell>
          <table:table-cell/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string" calcext:value-type="string">
            <text:p>_AVAILCAP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string" calcext:value-type="string">
            <text:p>_TESTCAP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_CPU</text:p>
          </table:table-cell>
          <table:table-cell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_CORES</text:p>
          </table:table-cell>
          <table:table-cell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_FREQ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_OS</text:p>
          </table:table-cell>
          <table:table-cell/>
        </table:table-row>
        <table:table-row table:style-name="ro1">
          <table:table-cell office:value-type="string" calcext:value-type="string">
            <text:p>FIO Version</text:p>
          </table:table-cell>
          <table:table-cell office:value-type="string" calcext:value-type="string">
            <text:p>_FIO</text:p>
          </table:table-cell>
          <table:table-cell/>
        </table:table-row>
        <table:table-row table:style-name="ro1">
          <table:table-cell office:value-type="string" calcext:value-type="string">
            <text:p>Total IOPS by Seco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2.89pt" draw:rotation="0"/>
    <draw:hatch draw:name="Black_20_90_20_Degrees" draw:display-name="Black 90 Degrees" draw:style="single" draw:color="#000000" draw:distance="2.89pt" draw:rotation="90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08:50:59.8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09:26:52.460000000</meta:creation-date>
    <meta:editing-duration>PT1H31M4S</meta:editing-duration>
    <meta:editing-cycles>35</meta:editing-cycles>
    <meta:generator>LibreOffice/5.0.4.2$Windows_X86_64 LibreOffice_project/2b9802c1994aa0b7dc6079e128979269cf95bc78</meta:generator>
    <dc:date>2016-02-08T08:51:28.243000000</dc:date>
    <meta:print-date>2016-01-21T10:52:41.974000000</meta:print-date>
    <meta:document-statistic meta:table-count="3" meta:cell-count="7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958cm" svg:height="9.005cm" xlink:href=".." xlink:type="simple" chart:class="chart:line" chart:style-name="ch1">
        <chart:title svg:x="10.748cm" svg:y="0.107cm" chart:style-name="ch2">
          <text:p>Long Term Performance Stability</text:p>
        </chart:title>
        <chart:subtitle svg:x="10.304cm" svg:y="0.798cm" chart:style-name="ch3">
          <text:p>Sustained Random 4K Mixed (R70:W30)</text:p>
        </chart:subtitle>
        <chart:plot-area chart:style-name="ch4" table:cell-range-address="Timeseries.A20:Timeseries.A1100" chart:data-source-has-labels="row" svg:x="1.055cm" svg:y="1.467cm" svg:width="26.337cm" svg:height="7.094cm">
          <chartooo:coordinate-region svg:x="1.782cm" svg:y="1.666cm" svg:width="25.61cm" svg:height="5.841cm"/>
          <chart:axis chart:dimension="x" chart:name="primary-x" chart:style-name="ch5">
            <chart:title svg:x="13.518cm" svg:y="8.445cm" chart:style-name="ch6">
              <text:p>Seconds</text:p>
            </chart:title>
          </chart:axis>
          <chart:axis chart:dimension="y" chart:name="primary-y" chart:style-name="ch7">
            <chart:title svg:x="0cm" svg:y="4.488cm" chart:style-name="ch8">
              <text:p>IOPS</text:p>
            </chart:title>
            <chart:grid chart:style-name="ch9" chart:class="major"/>
          </chart:axis>
          <chart:series chart:style-name="ch10" chart:values-cell-range-address="Timeseries.A21:Timeseries.A1100" chart:label-cell-address="Timeseries.A20:Timeseries.A20" chart:class="chart:line">
            <chart:data-point chart:repeated="10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series.A20:Timeseries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imeseries.A21:Timeseries.A1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9cm" svg:y="0.316cm" chart:style-name="ch2">
          <text:p>Sustained Sequential Writes, QD=1</text:p>
        </chart:title>
        <chart:subtitle svg:x="5.76cm" svg:y="1.275cm" chart:style-name="ch3">
          <text:p>Block Size vs. Bandwidth</text:p>
        </chart:subtitle>
        <chart:plot-area chart:style-name="ch4" table:cell-range-address="Tests.C43:Tests.C51 Tests.G43:Tests.G51" chart:data-source-has-labels="column" svg:x="1.331cm" svg:y="2.138cm" svg:width="14.349cm" svg:height="5.701cm">
          <chartooo:coordinate-region svg:x="1.952cm" svg:y="2.338cm" svg:width="13.728cm" svg:height="5.302cm"/>
          <chart:axis chart:dimension="x" chart:name="primary-x" chart:style-name="ch5" chartooo:axis-type="auto">
            <chartooo:date-scale/>
            <chart:title svg:x="7.707cm" svg:y="8.019cm" chart:style-name="ch6">
              <text:p>Block Size</text:p>
            </chart:title>
            <chart:categories table:cell-range-address="Tests.C43:Tests.C51"/>
          </chart:axis>
          <chart:axis chart:dimension="y" chart:name="primary-y" chart:style-name="ch5">
            <chart:title svg:x="0.451cm" svg:y="6.3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43:Tests.G5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ests.C43:Tests.C51</svg:desc>
                </draw:g>
              </table:table-cell>
              <table:table-cell office:value-type="float" office:value="NaN">
                <text:p>NaN</text:p>
                <draw:g>
                  <svg:desc>Tests.G43:Tests.G5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line" chart:style-name="ch1">
        <chart:title svg:x="4.755cm" svg:y="0.316cm" chart:style-name="ch2">
          <text:p>Sustained 512b Sequential Write</text:p>
        </chart:title>
        <chart:subtitle svg:x="5.959cm" svg:y="1.275cm" chart:style-name="ch3">
          <text:p>IOPS vs. Queue Depth</text:p>
        </chart:subtitle>
        <chart:plot-area chart:style-name="ch4" table:cell-range-address="Tests.E33:Tests.F41" chart:data-source-has-labels="column" svg:x="1.331cm" svg:y="2.138cm" svg:width="14.35cm" svg:height="5.704cm">
          <chartooo:coordinate-region svg:x="1.952cm" svg:y="2.337cm" svg:width="13.729cm" svg:height="5.306cm"/>
          <chart:axis chart:dimension="x" chart:name="primary-x" chart:style-name="ch5" chartooo:axis-type="auto">
            <chartooo:date-scale/>
            <chart:title svg:x="7.483cm" svg:y="8.022cm" chart:style-name="ch6">
              <text:p>Queue Depth</text:p>
            </chart:title>
            <chart:categories table:cell-range-address="Tests.E33:Tests.E41"/>
          </chart:axis>
          <chart:axis chart:dimension="y" chart:name="primary-y" chart:style-name="ch5">
            <chart:title svg:x="0.451cm" svg:y="5.418cm" chart:style-name="ch7">
              <text:p>IOPS</text:p>
            </chart:title>
            <chart:grid chart:style-name="ch8" chart:class="major"/>
          </chart:axis>
          <chart:series chart:style-name="ch9" chart:values-cell-range-address="Tests.F33:Tests.F4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ests.E33:Tests.E41</svg:desc>
                </draw:g>
              </table:table-cell>
              <table:table-cell office:value-type="float" office:value="NaN">
                <text:p>NaN</text:p>
                <draw:g>
                  <svg:desc>Tests.F33:Tests.F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line" chart:style-name="ch1">
        <chart:title svg:x="4.755cm" svg:y="0.316cm" chart:style-name="ch2">
          <text:p>Sustained 512b Sequential Write</text:p>
        </chart:title>
        <chart:subtitle svg:x="5.747cm" svg:y="1.275cm" chart:style-name="ch3">
          <text:p>Latency vs. Queue Depth</text:p>
        </chart:subtitle>
        <chart:plot-area chart:style-name="ch4" table:cell-range-address="Tests.E33:Tests.E41 Tests.I33:Tests.I41" chart:data-source-has-labels="column" svg:x="1.331cm" svg:y="2.138cm" svg:width="14.35cm" svg:height="5.704cm">
          <chartooo:coordinate-region svg:x="1.952cm" svg:y="2.337cm" svg:width="13.729cm" svg:height="5.306cm"/>
          <chart:axis chart:dimension="x" chart:name="primary-x" chart:style-name="ch5" chartooo:axis-type="auto">
            <chartooo:date-scale/>
            <chart:title svg:x="7.483cm" svg:y="8.022cm" chart:style-name="ch6">
              <text:p>Queue Depth</text:p>
            </chart:title>
            <chart:categories table:cell-range-address="Tests.E33:Tests.E41"/>
          </chart:axis>
          <chart:axis chart:dimension="y" chart:name="primary-y" chart:style-name="ch5">
            <chart:title svg:x="0.451cm" svg:y="5.934cm" chart:style-name="ch7">
              <text:p>Latency (us)</text:p>
            </chart:title>
            <chart:grid chart:style-name="ch8" chart:class="major"/>
          </chart:axis>
          <chart:series chart:style-name="ch9" chart:values-cell-range-address="Tests.I33:Tests.I4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ests.E33:Tests.E41</svg:desc>
                </draw:g>
              </table:table-cell>
              <table:table-cell office:value-type="float" office:value="NaN">
                <text:p>NaN</text:p>
                <draw:g>
                  <svg:desc>Tests.I33:Tests.I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43cm" svg:height="8.972cm" xlink:href=".." xlink:type="simple" chart:class="chart:line" chart:style-name="ch1">
        <chart:title svg:x="9.985cm" svg:y="0.315cm" chart:style-name="ch2">
          <text:p>Sustained Random 4K Mixed (R70:W30)</text:p>
        </chart:title>
        <chart:subtitle svg:x="11.93cm" svg:y="1.273cm" chart:style-name="ch3">
          <text:p>IOPS vs. Queue Depth</text:p>
        </chart:subtitle>
        <chart:plot-area chart:style-name="ch4" table:cell-range-address="Tests.D63:Tests.D71 Tests.F63:Tests.F71" chart:data-source-has-labels="column" svg:x="1.569cm" svg:y="2.135cm" svg:width="25.816cm" svg:height="5.677cm">
          <chartooo:coordinate-region svg:x="2.19cm" svg:y="2.334cm" svg:width="25.195cm" svg:height="5.279cm"/>
          <chart:axis chart:dimension="x" chart:name="primary-x" chart:style-name="ch5" chartooo:axis-type="auto">
            <chartooo:date-scale/>
            <chart:title svg:x="13.454cm" svg:y="7.991cm" chart:style-name="ch6">
              <text:p>Queue Depth</text:p>
            </chart:title>
            <chart:categories table:cell-range-address="Tests.D63:Tests.D71"/>
          </chart:axis>
          <chart:axis chart:dimension="y" chart:name="primary-y" chart:style-name="ch5">
            <chart:title svg:x="0.451cm" svg:y="5.401cm" chart:style-name="ch7">
              <text:p>IOPS</text:p>
            </chart:title>
            <chart:grid chart:style-name="ch8" chart:class="major"/>
          </chart:axis>
          <chart:series chart:style-name="ch9" chart:values-cell-range-address="Tests.F63:Tests.F7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ests.D63:Tests.D71</svg:desc>
                </draw:g>
              </table:table-cell>
              <table:table-cell office:value-type="float" office:value="NaN">
                <text:p>NaN</text:p>
                <draw:g>
                  <svg:desc>Tests.F63:Tests.F7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line" chart:style-name="ch1">
        <chart:title svg:x="5.205cm" svg:y="0.316cm" chart:style-name="ch2">
          <text:p>Sustained 4K Random Read</text:p>
        </chart:title>
        <chart:subtitle svg:x="5.959cm" svg:y="1.275cm" chart:style-name="ch3">
          <text:p>IOPS vs. Queue Depth</text:p>
        </chart:subtitle>
        <chart:plot-area chart:style-name="ch4" table:cell-range-address="Tests.D53:Tests.D61 Tests.F53:Tests.F61" chart:data-source-has-labels="column" svg:x="1.331cm" svg:y="2.138cm" svg:width="14.35cm" svg:height="5.704cm">
          <chartooo:coordinate-region svg:x="1.952cm" svg:y="2.337cm" svg:width="13.729cm" svg:height="5.306cm"/>
          <chart:axis chart:dimension="x" chart:name="primary-x" chart:style-name="ch5" chartooo:axis-type="auto">
            <chartooo:date-scale/>
            <chart:title svg:x="7.483cm" svg:y="8.022cm" chart:style-name="ch6">
              <text:p>Queue Depth</text:p>
            </chart:title>
            <chart:categories table:cell-range-address="Tests.D53:Tests.D61"/>
          </chart:axis>
          <chart:axis chart:dimension="y" chart:name="primary-y" chart:style-name="ch5">
            <chart:title svg:x="0.451cm" svg:y="5.418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ests.D53:Tests.D61</svg:desc>
                </draw:g>
              </table:table-cell>
              <table:table-cell office:value-type="float" office:value="NaN">
                <text:p>NaN</text:p>
                <draw:g>
                  <svg:desc>Tests.F53:Tests.F6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line" chart:style-name="ch1">
        <chart:title svg:x="5.205cm" svg:y="0.316cm" chart:style-name="ch2">
          <text:p>Sustained 4K Random Read</text:p>
        </chart:title>
        <chart:subtitle svg:x="5.747cm" svg:y="1.275cm" chart:style-name="ch3">
          <text:p>Latency vs. Queue Depth</text:p>
        </chart:subtitle>
        <chart:plot-area chart:style-name="ch4" table:cell-range-address="Tests.D53:Tests.D61 Tests.H53:Tests.H61" chart:data-source-has-labels="column" svg:x="1.331cm" svg:y="2.138cm" svg:width="14.35cm" svg:height="5.704cm">
          <chartooo:coordinate-region svg:x="1.952cm" svg:y="2.337cm" svg:width="13.729cm" svg:height="5.306cm"/>
          <chart:axis chart:dimension="x" chart:name="primary-x" chart:style-name="ch5" chartooo:axis-type="auto">
            <chartooo:date-scale/>
            <chart:title svg:x="7.483cm" svg:y="8.022cm" chart:style-name="ch6">
              <text:p>Queue Depth</text:p>
            </chart:title>
            <chart:categories table:cell-range-address="Tests.D53:Tests.D61"/>
          </chart:axis>
          <chart:axis chart:dimension="y" chart:name="primary-y" chart:style-name="ch5">
            <chart:title svg:x="0.451cm" svg:y="5.934cm" chart:style-name="ch7">
              <text:p>Latency (us)</text:p>
            </chart:title>
            <chart:grid chart:style-name="ch8" chart:class="major"/>
          </chart:axis>
          <chart:series chart:style-name="ch9" chart:values-cell-range-address="Tests.H53:Tests.H6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ests.D53:Tests.D61</svg:desc>
                </draw:g>
              </table:table-cell>
              <table:table-cell office:value-type="float" office:value="NaN">
                <text:p>NaN</text:p>
                <draw:g>
                  <svg:desc>Tests.H53:Tests.H6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line" chart:style-name="ch1">
        <chart:title svg:x="5.178cm" svg:y="0.316cm" chart:style-name="ch2">
          <text:p>Sustained 4K Random Write</text:p>
        </chart:title>
        <chart:subtitle svg:x="5.959cm" svg:y="1.275cm" chart:style-name="ch3">
          <text:p>IOPS vs. Queue Depth</text:p>
        </chart:subtitle>
        <chart:plot-area chart:style-name="ch4" table:cell-range-address="Tests.D75:Tests.D83 Tests.F75:Tests.F83" chart:data-source-has-labels="column" svg:x="1.331cm" svg:y="2.138cm" svg:width="14.35cm" svg:height="5.704cm">
          <chartooo:coordinate-region svg:x="1.952cm" svg:y="2.337cm" svg:width="13.729cm" svg:height="5.306cm"/>
          <chart:axis chart:dimension="x" chart:name="primary-x" chart:style-name="ch5" chartooo:axis-type="auto">
            <chartooo:date-scale/>
            <chart:title svg:x="7.483cm" svg:y="8.022cm" chart:style-name="ch6">
              <text:p>Queue Depth</text:p>
            </chart:title>
            <chart:categories table:cell-range-address="Tests.D75:Tests.D83"/>
          </chart:axis>
          <chart:axis chart:dimension="y" chart:name="primary-y" chart:style-name="ch5">
            <chart:title svg:x="0.451cm" svg:y="5.418cm" chart:style-name="ch7">
              <text:p>IOPS</text:p>
            </chart:title>
            <chart:grid chart:style-name="ch8" chart:class="major"/>
          </chart:axis>
          <chart:series chart:style-name="ch9" chart:values-cell-range-address="Tests.F75:Tests.F8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ests.D75:Tests.D83</svg:desc>
                </draw:g>
              </table:table-cell>
              <table:table-cell office:value-type="float" office:value="NaN">
                <text:p>NaN</text:p>
                <draw:g>
                  <svg:desc>Tests.F75:Tests.F8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line" chart:style-name="ch1">
        <chart:title svg:x="5.178cm" svg:y="0.316cm" chart:style-name="ch2">
          <text:p>Sustained 4K Random Write</text:p>
        </chart:title>
        <chart:subtitle svg:x="5.747cm" svg:y="1.275cm" chart:style-name="ch3">
          <text:p>Latency vs. Queue Depth</text:p>
        </chart:subtitle>
        <chart:plot-area chart:style-name="ch4" table:cell-range-address="Tests.D75:Tests.D83 Tests.I75:Tests.I83" chart:data-source-has-labels="column" svg:x="1.331cm" svg:y="2.138cm" svg:width="14.35cm" svg:height="5.704cm">
          <chartooo:coordinate-region svg:x="1.952cm" svg:y="2.337cm" svg:width="13.729cm" svg:height="5.306cm"/>
          <chart:axis chart:dimension="x" chart:name="primary-x" chart:style-name="ch5" chartooo:axis-type="auto">
            <chartooo:date-scale/>
            <chart:title svg:x="7.483cm" svg:y="8.022cm" chart:style-name="ch6">
              <text:p>Queue Depth</text:p>
            </chart:title>
            <chart:categories table:cell-range-address="Tests.D75:Tests.D83"/>
          </chart:axis>
          <chart:axis chart:dimension="y" chart:name="primary-y" chart:style-name="ch5">
            <chart:title svg:x="0.451cm" svg:y="5.934cm" chart:style-name="ch7">
              <text:p>Latency (us)</text:p>
            </chart:title>
            <chart:grid chart:style-name="ch8" chart:class="major"/>
          </chart:axis>
          <chart:series chart:style-name="ch9" chart:values-cell-range-address="Tests.I75:Tests.I8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ests.D75:Tests.D83</svg:desc>
                </draw:g>
              </table:table-cell>
              <table:table-cell office:value-type="float" office:value="NaN">
                <text:p>NaN</text:p>
                <draw:g>
                  <svg:desc>Tests.I75:Tests.I8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9cm" svg:y="0.316cm" chart:style-name="ch2">
          <text:p>Sustained Random Reads, QD=256</text:p>
        </chart:title>
        <chart:subtitle svg:x="5.76cm" svg:y="1.275cm" chart:style-name="ch3">
          <text:p>Block Size vs. Bandwidth</text:p>
        </chart:subtitle>
        <chart:plot-area chart:style-name="ch4" table:cell-range-address="Tests.C23:Tests.C31 Tests.G23:Tests.G31" chart:data-source-has-labels="column" svg:x="1.331cm" svg:y="2.138cm" svg:width="14.349cm" svg:height="5.701cm">
          <chartooo:coordinate-region svg:x="1.952cm" svg:y="2.338cm" svg:width="13.728cm" svg:height="5.302cm"/>
          <chart:axis chart:dimension="x" chart:name="primary-x" chart:style-name="ch5" chartooo:axis-type="auto">
            <chartooo:date-scale/>
            <chart:title svg:x="7.707cm" svg:y="8.019cm" chart:style-name="ch6">
              <text:p>Block Size</text:p>
            </chart:title>
            <chart:categories table:cell-range-address="Tests.C23:Tests.C31"/>
          </chart:axis>
          <chart:axis chart:dimension="y" chart:name="primary-y" chart:style-name="ch5">
            <chart:title svg:x="0.451cm" svg:y="6.3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ests.C23:Tests.C31</svg:desc>
                </draw:g>
              </table:table-cell>
              <table:table-cell office:value-type="float" office:value="NaN">
                <text:p>NaN</text:p>
                <draw:g>
                  <svg:desc>Tests.G23:Tests.G3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Sustained Sequential Reads</text:p>
        </chart:title>
        <chart:subtitle svg:x="5.76cm" svg:y="1.275cm" chart:style-name="ch3">
          <text:p>Block Size vs. Bandwidth</text:p>
        </chart:subtitle>
        <chart:plot-area chart:style-name="ch4" table:cell-range-address="Tests.C13:Tests.C21 Tests.G13:Tests.G21" chart:data-source-has-labels="column" svg:x="1.331cm" svg:y="2.138cm" svg:width="14.349cm" svg:height="5.701cm">
          <chartooo:coordinate-region svg:x="1.952cm" svg:y="2.338cm" svg:width="13.728cm" svg:height="5.302cm"/>
          <chart:axis chart:dimension="x" chart:name="primary-x" chart:style-name="ch5" chartooo:axis-type="auto">
            <chartooo:date-scale/>
            <chart:title svg:x="7.707cm" svg:y="8.019cm" chart:style-name="ch6">
              <text:p>Block Size</text:p>
            </chart:title>
            <chart:categories table:cell-range-address="Tests.C13:Tests.C21"/>
          </chart:axis>
          <chart:axis chart:dimension="y" chart:name="primary-y" chart:style-name="ch5">
            <chart:title svg:x="0.451cm" svg:y="6.3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ests.C13:Tests.C21</svg:desc>
                </draw:g>
              </table:table-cell>
              <table:table-cell office:value-type="float" office:value="NaN">
                <text:p>NaN</text:p>
                <draw:g>
                  <svg:desc>Tests.G13:Tests.G2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64cm" svg:y="0.316cm" chart:style-name="ch2">
          <text:p>Sustained Random Writes, QD=256</text:p>
        </chart:title>
        <chart:subtitle svg:x="5.76cm" svg:y="1.275cm" chart:style-name="ch3">
          <text:p>Block Size vs. Bandwidth</text:p>
        </chart:subtitle>
        <chart:plot-area chart:style-name="ch4" table:cell-range-address="Tests.C85:Tests.C93 Tests.G85:Tests.G93" chart:data-source-has-labels="column" svg:x="1.331cm" svg:y="2.138cm" svg:width="14.349cm" svg:height="5.701cm">
          <chartooo:coordinate-region svg:x="1.952cm" svg:y="2.338cm" svg:width="13.728cm" svg:height="5.302cm"/>
          <chart:axis chart:dimension="x" chart:name="primary-x" chart:style-name="ch5" chartooo:axis-type="auto">
            <chartooo:date-scale/>
            <chart:title svg:x="7.707cm" svg:y="8.019cm" chart:style-name="ch6">
              <text:p>Block Size</text:p>
            </chart:title>
            <chart:categories table:cell-range-address="Tests.C85:Tests.C93"/>
          </chart:axis>
          <chart:axis chart:dimension="y" chart:name="primary-y" chart:style-name="ch5">
            <chart:title svg:x="0.451cm" svg:y="6.315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85:Tests.G9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ests.C85:Tests.C93</svg:desc>
                </draw:g>
              </table:table-cell>
              <table:table-cell office:value-type="float" office:value="NaN">
                <text:p>NaN</text:p>
                <draw:g>
                  <svg:desc>Tests.G85:Tests.G9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